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Arial3" svg:font-family="Arial, Helvetica, sans-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1"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officeooo:rsid="001f02d2" officeooo:paragraph-rsid="001f02d2"/>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paragraph-rsid="0045da3b"/>
    </style:style>
    <style:style style:name="P14" style:family="paragraph" style:parent-style-name="Text_20_body">
      <style:text-properties officeooo:rsid="00480fdb" officeooo:paragraph-rsid="00480fdb"/>
    </style:style>
    <style:style style:name="P15" style:family="paragraph" style:parent-style-name="Text_20_body">
      <style:text-properties style:font-name="Arial"/>
    </style:style>
    <style:style style:name="P16" style:family="paragraph" style:parent-style-name="Text_20_body">
      <style:text-properties style:font-name="Arial" officeooo:rsid="003f1dc2" officeooo:paragraph-rsid="004056b0"/>
    </style:style>
    <style:style style:name="P17" style:family="paragraph" style:parent-style-name="Text_20_body">
      <style:text-properties style:font-name="Arial" officeooo:rsid="004056b0"/>
    </style:style>
    <style:style style:name="P18" style:family="paragraph" style:parent-style-name="Text_20_body">
      <style:text-properties fo:background-color="transparent"/>
    </style:style>
    <style:style style:name="P19" style:family="paragraph" style:parent-style-name="Text_20_body">
      <style:text-properties officeooo:paragraph-rsid="0054510e"/>
    </style:style>
    <style:style style:name="P20" style:family="paragraph" style:parent-style-name="Text_20_body">
      <style:text-properties officeooo:paragraph-rsid="0054510e" fo:background-color="#ffff00"/>
    </style:style>
    <style:style style:name="P21" style:family="paragraph" style:parent-style-name="Text_20_body">
      <style:text-properties officeooo:rsid="0054510e" officeooo:paragraph-rsid="0054510e" fo:background-color="#ffff00"/>
    </style:style>
    <style:style style:name="P22" style:family="paragraph" style:parent-style-name="Text_20_body">
      <style:text-properties officeooo:paragraph-rsid="0056eae0"/>
    </style:style>
    <style:style style:name="P23" style:family="paragraph" style:parent-style-name="Text_20_body">
      <style:text-properties officeooo:paragraph-rsid="005dd3e2"/>
    </style:style>
    <style:style style:name="P24" style:family="paragraph" style:parent-style-name="Contents_20_1">
      <style:paragraph-properties>
        <style:tab-stops>
          <style:tab-stop style:position="16cm" style:type="right" style:leader-style="dotted" style:leader-text="."/>
        </style:tab-stops>
      </style:paragraph-properties>
    </style:style>
    <style:style style:name="P25" style:family="paragraph" style:parent-style-name="Contents_20_2">
      <style:paragraph-properties>
        <style:tab-stops>
          <style:tab-stop style:position="16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Footnote">
      <style:text-properties officeooo:paragraph-rsid="004d2f5a"/>
    </style:style>
    <style:style style:name="P28" style:family="paragraph" style:parent-style-name="Heading_20_1">
      <style:paragraph-properties fo:break-before="page"/>
    </style:style>
    <style:style style:name="P29" style:family="paragraph" style:parent-style-name="Heading_20_2">
      <style:text-properties officeooo:rsid="003f1dc2" officeooo:paragraph-rsid="003f1dc2"/>
    </style:style>
    <style:style style:name="P30" style:family="paragraph" style:parent-style-name="Heading_20_2">
      <style:paragraph-properties fo:break-before="page"/>
    </style:style>
    <style:style style:name="P31" style:family="paragraph" style:parent-style-name="Text_20_body">
      <style:text-properties fo:font-style="normal" style:font-style-asian="normal" style:font-style-complex="normal"/>
    </style:style>
    <style:style style:name="P32" style:family="paragraph" style:parent-style-name="Text_20_body" style:list-style-name="L1">
      <style:text-properties officeooo:rsid="003e70ca" officeooo:paragraph-rsid="003e70ca"/>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3">
      <style:text-properties officeooo:paragraph-rsid="00469f96"/>
    </style:style>
    <style:style style:name="P36" style:family="paragraph" style:parent-style-name="Text_20_body">
      <style:text-properties officeooo:rsid="0067df1b" officeooo:paragraph-rsid="0067df1b"/>
    </style:style>
    <style:style style:name="P37" style:family="paragraph" style:parent-style-name="Text_20_body">
      <style:text-properties officeooo:rsid="006bf715" officeooo:paragraph-rsid="006bf715"/>
    </style:style>
    <style:style style:name="P38" style:family="paragraph" style:parent-style-name="Text_20_body" style:list-style-name="L4">
      <style:text-properties officeooo:rsid="006bf715" officeooo:paragraph-rsid="006bf715"/>
    </style:style>
    <style:style style:name="P39" style:family="paragraph" style:parent-style-name="Text_20_body">
      <style:text-properties officeooo:paragraph-rsid="006bf715"/>
    </style:style>
    <style:style style:name="P40" style:family="paragraph" style:parent-style-name="Text_20_body" style:list-style-name="L4">
      <style:text-properties officeooo:paragraph-rsid="006bf715"/>
    </style:style>
    <style:style style:name="P41" style:family="paragraph" style:parent-style-name="Text_20_body">
      <style:text-properties officeooo:paragraph-rsid="006db220"/>
    </style:style>
    <style:style style:name="P42" style:family="paragraph" style:parent-style-name="Text_20_body">
      <style:text-properties officeooo:paragraph-rsid="006dbf90"/>
    </style:style>
    <style:style style:name="P43" style:family="paragraph" style:parent-style-name="Text_20_body">
      <style:text-properties officeooo:rsid="006dbf90" officeooo:paragraph-rsid="006dbf90"/>
    </style:style>
    <style:style style:name="P44" style:family="paragraph" style:parent-style-name="Text_20_body">
      <style:text-properties officeooo:paragraph-rsid="006ecfc2"/>
    </style:style>
    <style:style style:name="P45" style:family="paragraph" style:parent-style-name="Text_20_body">
      <style:text-properties officeooo:paragraph-rsid="007353eb"/>
    </style:style>
    <style:style style:name="P46" style:family="paragraph" style:parent-style-name="Text_20_body">
      <style:text-properties officeooo:rsid="0075bfc8" officeooo:paragraph-rsid="0075bfc8"/>
    </style:style>
    <style:style style:name="P47" style:family="paragraph" style:parent-style-name="Text_20_body">
      <style:text-properties officeooo:paragraph-rsid="007f168e"/>
    </style:style>
    <style:style style:name="P48" style:family="paragraph" style:parent-style-name="Text_20_body" style:list-style-name="L1">
      <style:paragraph-properties fo:margin-left="0cm" fo:margin-right="0cm" fo:text-indent="0cm" style:auto-text-indent="false"/>
      <style:text-properties officeooo:paragraph-rsid="003e70ca"/>
    </style:style>
    <style:style style:name="P49" style:family="paragraph" style:parent-style-name="Text_20_body" style:list-style-name="L2">
      <style:paragraph-properties fo:margin-left="0cm" fo:margin-right="0cm" fo:text-indent="0cm" style:auto-text-indent="false"/>
    </style:style>
    <style:style style:name="P50" style:family="paragraph" style:parent-style-name="Text_20_body">
      <style:paragraph-properties fo:margin-left="0cm" fo:margin-right="0cm" fo:text-indent="0cm" style:auto-text-indent="false"/>
      <style:text-properties officeooo:rsid="0067df1b" officeooo:paragraph-rsid="0067df1b"/>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language="pt" fo:country="BR" fo:font-style="normal" fo:background-color="#ffff00" loext:char-shading-value="0" style:font-style-asian="normal" style:font-style-complex="normal" loext:padding="0cm" loext:border="none"/>
    </style:style>
    <style:style style:name="T6" style:family="text">
      <style:text-properties fo:background-color="#ffff00" loext:char-shading-value="0"/>
    </style:style>
    <style:style style:name="T7" style:family="text">
      <style:text-properties officeooo:rsid="0045da3b" fo:background-color="#ffff00" loext:char-shading-value="0"/>
    </style:style>
    <style:style style:name="T8" style:family="text">
      <style:text-properties style:font-name="Arial"/>
    </style:style>
    <style:style style:name="T9" style:family="text">
      <style:text-properties style:font-name="Arial" officeooo:rsid="003f1dc2"/>
    </style:style>
    <style:style style:name="T10" style:family="text">
      <style:text-properties style:font-name="Arial" fo:font-weight="bold" officeooo:rsid="003f1dc2" style:font-weight-asian="bold" style:font-weight-complex="bold"/>
    </style:style>
    <style:style style:name="T11" style:family="text">
      <style:text-properties style:font-name="Arial" officeooo:rsid="004056b0"/>
    </style:style>
    <style:style style:name="T12" style:family="text">
      <style:text-properties style:font-name="Arial" officeooo:rsid="0045c04b"/>
    </style:style>
    <style:style style:name="T13" style:family="text">
      <style:text-properties style:font-name="Arial" officeooo:rsid="0045da3b" fo:background-color="#ffff00" loext:char-shading-value="0"/>
    </style:style>
    <style:style style:name="T14" style:family="text">
      <style:text-properties style:font-name="Arial" officeooo:rsid="00552c76"/>
    </style:style>
    <style:style style:name="T15" style:family="text">
      <style:text-properties style:font-name="Arial" officeooo:rsid="0058ee4e"/>
    </style:style>
    <style:style style:name="T16" style:family="text">
      <style:text-properties style:font-name="Arial" officeooo:rsid="005c9c33" fo:background-color="transparent" loext:char-shading-value="0"/>
    </style:style>
    <style:style style:name="T17" style:family="text">
      <style:text-properties style:font-name="Arial" officeooo:rsid="0064dfe6"/>
    </style:style>
    <style:style style:name="T18" style:family="text">
      <style:text-properties style:font-name="Arial" officeooo:rsid="0065f8d2"/>
    </style:style>
    <style:style style:name="T19" style:family="text">
      <style:text-properties style:font-name="Arial" officeooo:rsid="00681b00"/>
    </style:style>
    <style:style style:name="T20" style:family="text">
      <style:text-properties style:font-name="Arial" officeooo:rsid="006b0f0a"/>
    </style:style>
    <style:style style:name="T21" style:family="text">
      <style:text-properties style:font-name="Arial" officeooo:rsid="006be809"/>
    </style:style>
    <style:style style:name="T22" style:family="text">
      <style:text-properties style:font-name="Arial" officeooo:rsid="006bf715"/>
    </style:style>
    <style:style style:name="T23" style:family="text">
      <style:text-properties style:font-name="Arial" officeooo:rsid="006db220"/>
    </style:style>
    <style:style style:name="T24" style:family="text">
      <style:text-properties style:font-name="Arial" officeooo:rsid="006f66bf"/>
    </style:style>
    <style:style style:name="T25" style:family="text">
      <style:text-properties style:font-name="Arial" officeooo:rsid="007157fe"/>
    </style:style>
    <style:style style:name="T26" style:family="text">
      <style:text-properties style:font-name="Arial" officeooo:rsid="007353eb"/>
    </style:style>
    <style:style style:name="T27" style:family="text">
      <style:text-properties style:font-name="Arial" officeooo:rsid="0073be50"/>
    </style:style>
    <style:style style:name="T28" style:family="text">
      <style:text-properties style:font-name="Arial" officeooo:rsid="00749cd4"/>
    </style:style>
    <style:style style:name="T29" style:family="text">
      <style:text-properties style:font-name="Arial" officeooo:rsid="0075bfc8"/>
    </style:style>
    <style:style style:name="T30" style:family="text">
      <style:text-properties style:font-name="Arial" officeooo:rsid="0076d6cb"/>
    </style:style>
    <style:style style:name="T31" style:family="text">
      <style:text-properties style:font-name="Arial" officeooo:rsid="007879a9"/>
    </style:style>
    <style:style style:name="T32" style:family="text">
      <style:text-properties style:font-name="Arial" officeooo:rsid="007a7323"/>
    </style:style>
    <style:style style:name="T33" style:family="text">
      <style:text-properties style:font-name="Arial" officeooo:rsid="007c52de"/>
    </style:style>
    <style:style style:name="T34" style:family="text">
      <style:text-properties style:font-name="Arial" officeooo:rsid="007f168e"/>
    </style:style>
    <style:style style:name="T35" style:family="text">
      <style:text-properties fo:font-weight="bold" style:font-weight-asian="bold"/>
    </style:style>
    <style:style style:name="T36" style:family="text">
      <style:text-properties fo:font-weight="bold" style:font-weight-asian="bold" style:font-weight-complex="bold"/>
    </style:style>
    <style:style style:name="T37" style:family="text">
      <style:text-properties fo:background-color="transparent" loext:char-shading-value="0"/>
    </style:style>
    <style:style style:name="T38" style:family="text">
      <style:text-properties officeooo:rsid="0045da3b" fo:background-color="transparent" loext:char-shading-value="0"/>
    </style:style>
    <style:style style:name="T39" style:family="text">
      <style:text-properties officeooo:rsid="003e70ca" fo:background-color="transparent" loext:char-shading-value="0"/>
    </style:style>
    <style:style style:name="T40" style:family="text">
      <style:text-properties officeooo:rsid="0058ee4e" fo:background-color="transparent" loext:char-shading-value="0"/>
    </style:style>
    <style:style style:name="T41" style:family="text">
      <style:text-properties officeooo:rsid="005c9c33" fo:background-color="transparent" loext:char-shading-value="0"/>
    </style:style>
    <style:style style:name="T42" style:family="text">
      <style:text-properties officeooo:rsid="0045c04b"/>
    </style:style>
    <style:style style:name="T43" style:family="text">
      <style:text-properties officeooo:rsid="00480fdb"/>
    </style:style>
    <style:style style:name="T44" style:family="text">
      <style:text-properties fo:font-variant="normal" fo:text-transform="none" style:text-position="0% 100%" fo:font-style="normal" style:text-underline-style="none" fo:font-weight="normal"/>
    </style:style>
    <style:style style:name="T45" style:family="text">
      <style:text-properties fo:font-variant="normal" fo:text-transform="none" fo:color="#000000" style:font-name="Arial" fo:font-size="12pt" fo:letter-spacing="normal" fo:font-style="normal" fo:font-weight="normal" officeooo:rsid="00681b00"/>
    </style:style>
    <style:style style:name="T46" style:family="text">
      <style:text-properties fo:font-variant="normal" fo:text-transform="none" fo:color="#000000" style:font-name="Arial" fo:font-size="12pt" fo:letter-spacing="normal" fo:font-style="normal" fo:font-weight="normal" officeooo:rsid="006dbf90"/>
    </style:style>
    <style:style style:name="T47" style:family="text">
      <style:text-properties officeooo:rsid="004d2f5a"/>
    </style:style>
    <style:style style:name="T48" style:family="text">
      <style:text-properties officeooo:rsid="005668dd"/>
    </style:style>
    <style:style style:name="T49" style:family="text">
      <style:text-properties officeooo:rsid="003e70ca"/>
    </style:style>
    <style:style style:name="T50" style:family="text">
      <style:text-properties officeooo:rsid="005dd3e2"/>
    </style:style>
    <style:style style:name="T51" style:family="text">
      <style:text-properties style:font-weight-asian="bold"/>
    </style:style>
    <style:style style:name="T52" style:family="text">
      <style:text-properties officeooo:rsid="0062633a"/>
    </style:style>
    <style:style style:name="T53" style:family="text">
      <style:text-properties officeooo:rsid="0065f8d2"/>
    </style:style>
    <style:style style:name="T54" style:family="text">
      <style:text-properties officeooo:rsid="0069f9dd"/>
    </style:style>
    <style:style style:name="T55" style:family="text">
      <style:text-properties officeooo:rsid="006b0f0a"/>
    </style:style>
    <style:style style:name="T56" style:family="text">
      <style:text-properties officeooo:rsid="006be809"/>
    </style:style>
    <style:style style:name="T57" style:family="text">
      <style:text-properties officeooo:rsid="006bf715"/>
    </style:style>
    <style:style style:name="T58" style:family="text">
      <style:text-properties officeooo:rsid="006db220"/>
    </style:style>
    <style:style style:name="T59" style:family="text">
      <style:text-properties officeooo:rsid="006dbf90"/>
    </style:style>
    <style:style style:name="T60" style:family="text">
      <style:text-properties officeooo:rsid="006ecfc2"/>
    </style:style>
    <style:style style:name="T61" style:family="text">
      <style:text-properties officeooo:rsid="006f66bf"/>
    </style:style>
    <style:style style:name="T62" style:family="text">
      <style:text-properties style:font-name="Arial2" fo:font-size="12pt" fo:font-weight="bold" officeooo:rsid="006f66bf" style:font-name-asian="Noto Sans CJK SC" style:font-size-asian="14.1000003814697pt" style:font-weight-asian="bold" style:font-name-complex="FreeSans" style:font-size-complex="14.1000003814697pt" style:font-weight-complex="bold"/>
    </style:style>
    <style:style style:name="T63" style:family="text">
      <style:text-properties officeooo:rsid="00708d03"/>
    </style:style>
    <style:style style:name="T64" style:family="text">
      <style:text-properties officeooo:rsid="007157fe"/>
    </style:style>
    <style:style style:name="T65" style:family="text">
      <style:text-properties officeooo:rsid="007353eb"/>
    </style:style>
    <style:style style:name="T66" style:family="text">
      <style:text-properties officeooo:rsid="0073be50"/>
    </style:style>
    <style:style style:name="T67" style:family="text">
      <style:text-properties officeooo:rsid="007879a9"/>
    </style:style>
    <style:style style:name="T68" style:family="text">
      <style:text-properties officeooo:rsid="007a7323"/>
    </style:style>
    <style:style style:name="T69" style:family="text">
      <style:text-properties officeooo:rsid="007f168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0</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24"><text:a xlink:type="simple" xlink:href="#__RefHeading___Toc6483_975677452" text:style-name="Index_20_Link" text:visited-style-name="Index_20_Link"><text:s/>1 Introdução<text:tab/>4</text:a></text:p>
          <text:p text:style-name="P25"><text:a xlink:type="simple" xlink:href="#__RefHeading___Toc6485_975677452" text:style-name="Index_20_Link" text:visited-style-name="Index_20_Link"><text:s/>1.1 Tema<text:tab/>7</text:a></text:p>
          <text:p text:style-name="P25"><text:a xlink:type="simple" xlink:href="#__RefHeading___Toc6487_975677452" text:style-name="Index_20_Link" text:visited-style-name="Index_20_Link"><text:s/>1.2 Problema social<text:tab/>7</text:a></text:p>
          <text:p text:style-name="P25"><text:a xlink:type="simple" xlink:href="#__RefHeading___Toc6489_975677452" text:style-name="Index_20_Link" text:visited-style-name="Index_20_Link"><text:s/>1.3 Problema científico<text:tab/>7</text:a></text:p>
          <text:p text:style-name="P25"><text:a xlink:type="simple" xlink:href="#__RefHeading___Toc6491_975677452" text:style-name="Index_20_Link" text:visited-style-name="Index_20_Link"><text:s/>1.4 Hipótese<text:tab/>8</text:a></text:p>
          <text:p text:style-name="P25"><text:a xlink:type="simple" xlink:href="#__RefHeading___Toc6493_975677452" text:style-name="Index_20_Link" text:visited-style-name="Index_20_Link"><text:s/>1.5 Variável independente<text:tab/>8</text:a></text:p>
          <text:p text:style-name="P25"><text:a xlink:type="simple" xlink:href="#__RefHeading___Toc6495_975677452" text:style-name="Index_20_Link" text:visited-style-name="Index_20_Link"><text:s/>1.6 Variável dependente<text:tab/>8</text:a></text:p>
          <text:p text:style-name="P25"><text:a xlink:type="simple" xlink:href="#__RefHeading___Toc6497_975677452" text:style-name="Index_20_Link" text:visited-style-name="Index_20_Link"><text:s/>1.7 Objetivo geral<text:tab/>8</text:a></text:p>
          <text:p text:style-name="P26"><text:a xlink:type="simple" xlink:href="#__RefHeading___Toc6499_975677452" text:style-name="Index_20_Link" text:visited-style-name="Index_20_Link">1.7.1 Objetivos específicos<text:tab/>8</text:a></text:p>
          <text:p text:style-name="P25"><text:a xlink:type="simple" xlink:href="#__RefHeading___Toc6501_975677452" text:style-name="Index_20_Link" text:visited-style-name="Index_20_Link"><text:s/>1.8 Justificativa e relevância<text:tab/>8</text:a></text:p>
          <text:p text:style-name="P25"><text:a xlink:type="simple" xlink:href="#__RefHeading___Toc6503_975677452" text:style-name="Index_20_Link" text:visited-style-name="Index_20_Link"><text:s/>1.9 Delimitação de estudo<text:tab/>9</text:a></text:p>
          <text:p text:style-name="P25"><text:a xlink:type="simple" xlink:href="#__RefHeading___Toc6505_975677452" text:style-name="Index_20_Link" text:visited-style-name="Index_20_Link"><text:s/>1.10 Novidade científica<text:tab/>10</text:a></text:p>
          <text:p text:style-name="P24"><text:a xlink:type="simple" xlink:href="#__RefHeading___Toc6507_975677452" text:style-name="Index_20_Link" text:visited-style-name="Index_20_Link"><text:s/>2 Referencial teórico<text:tab/>11</text:a></text:p>
          <text:p text:style-name="P25"><text:a xlink:type="simple" xlink:href="#__RefHeading___Toc6509_975677452" text:style-name="Index_20_Link" text:visited-style-name="Index_20_Link"><text:s/>2.1 O Estudo nas Escolas de Negócios<text:tab/>11</text:a></text:p>
          <text:p text:style-name="P25"><text:a xlink:type="simple" xlink:href="#__RefHeading___Toc6511_975677452" text:style-name="Index_20_Link" text:visited-style-name="Index_20_Link"><text:s/>2.2 A Complexidade na economia<text:tab/>15</text:a></text:p>
          <text:p text:style-name="P25"><text:a xlink:type="simple" xlink:href="#__RefHeading___Toc6513_975677452" text:style-name="Index_20_Link" text:visited-style-name="Index_20_Link"><text:s/>2.3 O Conhecimento por Simulação<text:tab/>15</text:a></text:p>
          <text:p text:style-name="P25"><text:a xlink:type="simple" xlink:href="#__RefHeading___Toc6515_975677452" text:style-name="Index_20_Link" text:visited-style-name="Index_20_Link"><text:s/>2.4 Os Jogos de Economia<text:tab/>15</text:a></text:p>
          <text:p text:style-name="P24"><text:a xlink:type="simple" xlink:href="#__RefHeading___Toc6517_975677452" text:style-name="Index_20_Link" text:visited-style-name="Index_20_Link"><text:s/>3 Diagnóstico<text:tab/>16</text:a></text:p>
          <text:p text:style-name="P25"><text:a xlink:type="simple" xlink:href="#__RefHeading___Toc6519_975677452" text:style-name="Index_20_Link" text:visited-style-name="Index_20_Link"><text:s/>3.1 Contextualização do problema<text:tab/>16</text:a></text:p>
          <text:p text:style-name="P25"><text:a xlink:type="simple" xlink:href="#__RefHeading___Toc6521_975677452" text:style-name="Index_20_Link" text:visited-style-name="Index_20_Link"><text:s/>3.2 Diagnóstico/pesquisa<text:tab/>16</text:a></text:p>
          <text:p text:style-name="P25"><text:a xlink:type="simple" xlink:href="#__RefHeading___Toc6523_975677452" text:style-name="Index_20_Link" text:visited-style-name="Index_20_Link"><text:s/>3.3 Análise dos dados e informações obtidas<text:tab/>16</text:a></text:p>
          <text:p text:style-name="P25"><text:a xlink:type="simple" xlink:href="#__RefHeading___Toc6525_975677452" text:style-name="Index_20_Link" text:visited-style-name="Index_20_Link"><text:s/>3.4 Sumarização do diagnóstico<text:tab/>16</text:a></text:p>
          <text:p text:style-name="P24"><text:a xlink:type="simple" xlink:href="#__RefHeading___Toc6527_975677452" text:style-name="Index_20_Link" text:visited-style-name="Index_20_Link"><text:s/>4 Proposta<text:tab/>17</text:a></text:p>
          <text:p text:style-name="P25"><text:a xlink:type="simple" xlink:href="#__RefHeading___Toc6529_975677452" text:style-name="Index_20_Link" text:visited-style-name="Index_20_Link"><text:s/>4.1 E-Conomy Simulator<text:tab/>17</text:a></text:p>
          <text:p text:style-name="P25"><text:a xlink:type="simple" xlink:href="#__RefHeading___Toc6531_975677452" text:style-name="Index_20_Link" text:visited-style-name="Index_20_Link"><text:s/>4.2 Aplicação<text:tab/>17</text:a></text:p>
          <text:p text:style-name="P25"><text:a xlink:type="simple" xlink:href="#__RefHeading___Toc6533_975677452" text:style-name="Index_20_Link" text:visited-style-name="Index_20_Link"><text:s/>4.3 Resultados<text:tab/>17</text:a></text:p>
          <text:p text:style-name="P24"><text:a xlink:type="simple" xlink:href="#__RefHeading___Toc6535_975677452" text:style-name="Index_20_Link" text:visited-style-name="Index_20_Link"><text:s/>5 Conclusão<text:tab/>18</text:a></text:p>
          <text:p text:style-name="P24"><text:a xlink:type="simple" xlink:href="#__RefHeading___Toc6537_975677452" text:style-name="Index_20_Link" text:visited-style-name="Index_20_Link"><text:s/>6 Referências<text:tab/>19</text:a></text:p>
        </text:index-body>
      </text:table-of-content>
      <text:p text:style-name="P7"/>
      <text:h text:style-name="P28"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GJyZ9GdzzH"/><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GJyZ9GdzzH"/>.</text:p>
      <text:p text:style-name="Text_20_body">As disciplinas lecionadas 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taxa de renda. Mesmo que sendo apenas duas variáveis, há necessidade, nesse caso, de uma aproximação do modelo apresentado ao aluno juntamente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i52BmJ6Wkh"/><text:span text:style-name="T4">(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i52BmJ6Wkh"/></text:p>
      <text:p text:style-name="P31"><text:soft-page-break/>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14">economia</text:span> nas escolas de negócios estarem fortemente ligadas ao mundo real, é justificada a criação de metodologias de <text:span text:style-name="T14">ensino </text:span>que propõe ao aluno a prática, vivenciando o risco de falhar nas decisões tomadas em um cenário proposto. Isso reforça o aprendizado teórico do aluno.</text:p>
      <text:p text:style-name="P22">As escolas de negócios já utiliza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17,&quot;uris&quot;:[&quot;http://zotero.org/groups/2517093/items/A47HYRMP&quot;],&quot;uri&quot;:[&quot;http://zotero.org/groups/2517093/items/A47HYRMP&quot;],&quot;itemData&quot;:{&quot;id&quot;:17,&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UGPgOx89WC"/><text:span text:style-name="T44">(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17,&quot;uris&quot;:[&quot;http://zotero.org/groups/2517093/items/A47HYRMP&quot;],&quot;uri&quot;:[&quot;http://zotero.org/groups/2517093/items/A47HYRMP&quot;],&quot;itemData&quot;:{&quot;id&quot;:17,&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UGPgOx89WC"/>. </text:p>
      <text:p text:style-name="Text_20_body"><text:span text:style-name="T49">Os avanços tecnológicos atuais incentivaram a criação dos jogos empresariais em modelos de simulação computacional, que são atrativos para jovens e adultos devido à popularidade de jogos eletrônicos. Apesar de modelos semelhantes 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JtRhKHYPu"/><text:span text:style-name="T49">(MAJER; DUDUCHI, 2015, p. 3</text:span><text:span text:style-name="T15">3</text:span><text:span text:style-name="T49">)</text:span><text:reference-mark-end text:name="ZOTERO_ITEM CSL_CITATION {&quot;citationID&quot;:&quot;jy8G5iEr&quot;,&quot;properties&quot;:{&quot;formattedCitation&quot;:&quot;(MAJER; DUDUCHI, 2015, p. 35)&quot;,&quot;plainCitation&quot;:&quot;(MAJER; DUDUCHI, 2015, p. 35)&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JtRhKHYPu"/><text:span text:style-name="T49">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qpGGB3AkNM"/><text:span text:style-name="T49">(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qpGGB3AkNM"/><text:span text:style-name="T49"> fazem uma análise da utilização de simuladores ao longo do tempo, dentre eles citam o trabalho de </text:span><text:span text:style-name="T39">Bernard </text:span><text:reference-mark-start text:name="ZOTERO_ITEM CSL_CITATION {&quot;citationID&quot;:&quot;jAblzTgq&quot;,&quot;properties&quot;:{&quot;formattedCitation&quot;:&quot;(2006, apud MAJER; DUDUCHI, 2015, p. 33)&quot;,&quot;plainCitation&quot;:&quot;(2006, apud MAJER; DUDUCHI, 2015, p. 3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eWCGFuovdE"/><text:span text:style-name="T39">(2006, apud MAJER; DUDUCHI, 2015, p. 3</text:span><text:span text:style-name="T40">5</text:span><text:span text:style-name="T39">)</text:span><text:reference-mark-end text:name="ZOTERO_ITEM CSL_CITATION {&quot;citationID&quot;:&quot;jAblzTgq&quot;,&quot;properties&quot;:{&quot;formattedCitation&quot;:&quot;(2006, apud MAJER; DUDUCHI, 2015, p. 33)&quot;,&quot;plainCitation&quot;:&quot;(2006, apud MAJER; DUDUCHI, 2015, p. 3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eWCGFuovdE"/><text:span text:style-name="T49">, que diz ser o Top Management Decision Game da American Management Association o primeiro jogo de empresas. Sendo desenvolvido em 1956, tendo logo em seguida o lançamento de um segundo jogo, chamado de Business Management Game, criado pela empresa McKinsey &amp; Company. </text:span></text:p>
      <text:p text:style-name="Text_20_body"><text:soft-page-break/><text:span text:style-name="T49">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sWz3uz3gcR"/><text:span text:style-name="T49">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sWz3uz3gcR"/></text:p>
      <text:list xml:id="list1127198978" text:style-name="L1">
        <text:list-item>
          <text:p text:style-name="P32">NASAGA (North American Simulation and Gaming Association), ISAGA (International Simulation and Gaming Association);</text:p>
        </text:list-item>
        <text:list-item>
          <text:p text:style-name="P32">SAGSET (Society for the Advancement of Games and Simulations in Education and Training); </text:p>
        </text:list-item>
        <text:list-item>
          <text:p text:style-name="P32">ABSEL (Association for Business Simulation and Experiential Learning), JASAG (Japanese Association for Simulation and Gaming); </text:p>
        </text:list-item>
        <text:list-item>
          <text:p text:style-name="P32">SAGSAGA (Swiss, Austrian and German Simulation and Gaming); </text:p>
        </text:list-item>
        <text:list-item>
          <text:p text:style-name="P32">SAGANET (Simulation and Gaming Association); </text:p>
        </text:list-item>
        <text:list-item>
          <text:p text:style-name="P32">SSAGSg (Society of Simulation and Gaming of Singapore); </text:p>
        </text:list-item>
        <text:list-item>
          <text:p text:style-name="P32">ECGBL (European Conference of Games Based Learning); </text:p>
        </text:list-item>
        <text:list-item>
          <text:p text:style-name="P32">INDSAGA (Indian Simulation and Gaming Association); </text:p>
        </text:list-item>
        <text:list-item>
          <text:p text:style-name="P32">ThaiSim (Thai Association for Simulation and Gaming). </text:p>
          <text:p text:style-name="P32"/>
        </text:list-item>
      </text:list>
      <text:p text:style-name="Text_20_body">E seguindo essa tendência, o presente trabalho foi elaborado, <text:span text:style-name="T48">ao utilizar um simulador/jogo para ser disponibilizado para pessoas interessadas a testar o conhecimento adquirido sobre políticas econômicas. </text:span></text:p>
      <text:list xml:id="list211335809311845" text:continue-numbering="true" text:style-name="L1">
        <text:list-header>
          <text:p text:style-name="P48"/>
        </text:list-header>
      </text:list>
      <text:h text:style-name="P29" text:outline-level="2"><text:bookmark-start text:name="__RefHeading___Toc6485_975677452"/>Tema<text:bookmark-end text:name="__RefHeading___Toc6485_975677452"/></text:h>
      <text:p text:style-name="P10">Simuladores no auxílio do processo de aprendizagem sobre políticas econômicas.</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disciplinas de negócios.</text:p>
      <text:p text:style-name="Text_20_body">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text:p>
      <text:p text:style-name="Text_20_body"><text:soft-page-break/></text:p>
      <text:h text:style-name="Heading_20_2" text:outline-level="2"><text:bookmark-start text:name="__RefHeading___Toc6489_975677452"/>Problema científico<text:bookmark-end text:name="__RefHeading___Toc6489_975677452"/></text:h>
      <text:p text:style-name="Text_20_body">O tópico de <text:span text:style-name="T9">políticas econômico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10">c</text:span><text:span text:style-name="T36">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9">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9">de políticas econômicas.</text:span></text:p>
      <text:p text:style-name="P16"/>
      <text:h text:style-name="Heading_20_2" text:outline-level="2"><text:bookmark-start text:name="__RefHeading___Toc6495_975677452"/><text:span text:style-name="T9">V</text:span><text:span text:style-name="T8">ariável </text:span><text:span text:style-name="T11">dependente</text:span><text:bookmark-end text:name="__RefHeading___Toc6495_975677452"/></text:h>
      <text:p text:style-name="P17">Facilitação do processo de aprendizagem sobre políticas econômicas nas disciplinas de negócio.</text:p>
      <text:p text:style-name="P17"/>
      <text:h text:style-name="Heading_20_2" text:outline-level="2"><text:bookmark-start text:name="__RefHeading___Toc6497_975677452"/><text:span text:style-name="T11">O</text:span><text:span text:style-name="T8">bjetivo geral</text:span><text:bookmark-end text:name="__RefHeading___Toc6497_975677452"/></text:h>
      <text:p text:style-name="P15">Facilitar o processo de aprendizagem sobre políticas econômicas nas disciplinas de negócios.</text:p>
      <text:p text:style-name="P15"/>
      <text:h text:style-name="Heading_20_3" text:outline-level="3"><text:bookmark-start text:name="__RefHeading___Toc6499_975677452"/>Objetivos específicos<text:bookmark-end text:name="__RefHeading___Toc6499_975677452"/></text:h>
      <text:list xml:id="list2816778712" text:style-name="L2">
        <text:list-item>
          <text:p text:style-name="P33">Definir os conceitos a serem simulados;</text:p>
        </text:list-item>
        <text:list-item>
          <text:p text:style-name="P33">Implementar um simulador de políticas econômicas;</text:p>
        </text:list-item>
        <text:list-item>
          <text:p text:style-name="P33"><text:soft-page-break/>Aplicar a solução em um grupo de alunos interessados;</text:p>
        </text:list-item>
        <text:list-item>
          <text:p text:style-name="P33">Analisar o impacto do simulador no processo de aprendizagem de políticas econômicas.</text:p>
          <text:p text:style-name="P49"/>
        </text:list-item>
      </text:list>
      <text:h text:style-name="Heading_20_2" text:outline-level="2">Justificativa e relevância<text:span text:style-name="T37"> </text:span></text:h>
      <text:p text:style-name="Text_20_body"><text:span text:style-name="T37">A proposta desse trabalho é </text:span><text:span text:style-name="T41">o desenvolvimento </text:span><text:span text:style-name="T16">de um jogo/</text:span><text:span text:style-name="T37">simula</text:span><text:span text:style-name="T16">dor</text:span><text:span text:style-name="T37"> </text:span><text:span text:style-name="T16">econômico para o auxílio nas disciplinas de negócios.</text:span><text:span text:style-name="T37"> </text:span><text:span text:style-name="T16">A</text:span><text:span text:style-name="T41"> </text:span><text:span text:style-name="T16">ideia é</text:span><text:span text:style-name="T37"> propor </text:span><text:span text:style-name="T16">uma plataforma para que o aluno coloque em prática o conhecimento adquirido em sala de aula, facilitando assim a assimilação do conhecimento</text:span><text:span text:style-name="T37">. </text:span><text:reference-mark-start text:name="ZOTERO_ITEM CSL_CITATION {&quot;citationID&quot;:&quot;3sTFDbg7&quot;,&quot;properties&quot;:{&quot;formattedCitation&quot;:&quot;(LEVY, 2004, p. 122)&quot;,&quot;plainCitation&quot;:&quot;(LEVY, 2004, p. 122)&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122&quot;}],&quot;schema&quot;:&quot;https://github.com/citation-style-language/schema/raw/master/csl-citation.json&quot;} RNDUjDCRv4mYr"/><text:span text:style-name="T37">(LEVY, 2004, p. 122)</text:span><text:reference-mark-end text:name="ZOTERO_ITEM CSL_CITATION {&quot;citationID&quot;:&quot;3sTFDbg7&quot;,&quot;properties&quot;:{&quot;formattedCitation&quot;:&quot;(LEVY, 2004, p. 122)&quot;,&quot;plainCitation&quot;:&quot;(LEVY, 2004, p. 122)&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122&quot;}],&quot;schema&quot;:&quot;https://github.com/citation-style-language/schema/raw/master/csl-citation.json&quot;} RNDUjDCRv4mYr"/><text:span text:style-name="T37">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Text_20_body">A necessidade do desenvolvimento de métodos com objetivo de aproximar o aluno da aprendizagem em economia fica evidente quando a ciência econômica se distancia da realidade em que é aplicada utilizando-se de simplificações de um todo complexo. Por meio da simplificação de modelos complexos perdem-se detalhes que são importantes para a aprendizagem lúdica. </text:p>
      <text:p text:style-name="Text_20_body">A abstração no processo ensino-aprendizagem utilizando uma simulação pode culminar em novas soluções para situações conhecidas, mesmo sendo baseada em um cenário de econômico controlado. <text:span text:style-name="T52">Levy </text:span><text:reference-mark-start text:name="ZOTERO_ITEM CSL_CITATION {&quot;citationID&quot;:&quot;rOgKZ6PD&quot;,&quot;properties&quot;:{&quot;formattedCitation&quot;:&quot;(2004, p. 75)&quot;,&quot;plainCitation&quot;:&quot;(2004, p. 75)&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75&quot;,&quot;suppress-author&quot;:true}],&quot;schema&quot;:&quot;https://github.com/citation-style-language/schema/raw/master/csl-citation.json&quot;} RNDd8wShdpQpX"/><text:span text:style-name="T52">(2004, p. 75)</text:span><text:reference-mark-end text:name="ZOTERO_ITEM CSL_CITATION {&quot;citationID&quot;:&quot;rOgKZ6PD&quot;,&quot;properties&quot;:{&quot;formattedCitation&quot;:&quot;(2004, p. 75)&quot;,&quot;plainCitation&quot;:&quot;(2004, p. 75)&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75&quot;,&quot;suppress-author&quot;:true}],&quot;schema&quot;:&quot;https://github.com/citation-style-language/schema/raw/master/csl-citation.json&quot;} RNDd8wShdpQpX"/>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text:soft-page-break/>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 <text:span text:style-name="T12">a políticas econômicas</text:span>, apesar do problema registrado inicialmente ser de âmbito nacional, a proposta caso aplicada, só corresponderá <text:span text:style-name="T42">aos alunos</text:span> <text:span text:style-name="T12">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3">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2,&quot;uris&quot;:[&quot;http://zotero.org/groups/2517093/items/LIFECSRI&quot;],&quot;uri&quot;:[&quot;http://zotero.org/groups/2517093/items/LIFECSRI&quot;],&quot;itemData&quot;:{&quot;id&quot;:22,&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xHsMQvqU00"/>(SAUAIA, 2010)<text:reference-mark-end text:name="ZOTERO_ITEM CSL_CITATION {&quot;citationID&quot;:&quot;PHz3K1oS&quot;,&quot;properties&quot;:{&quot;formattedCitation&quot;:&quot;(SAUAIA, 2010)&quot;,&quot;plainCitation&quot;:&quot;(SAUAIA, 2010)&quot;,&quot;noteIndex&quot;:0},&quot;citationItems&quot;:[{&quot;id&quot;:22,&quot;uris&quot;:[&quot;http://zotero.org/groups/2517093/items/LIFECSRI&quot;],&quot;uri&quot;:[&quot;http://zotero.org/groups/2517093/items/LIFECSRI&quot;],&quot;itemData&quot;:{&quot;id&quot;:22,&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xHsMQvqU00"/>. <text:span text:style-name="T50">Então a solução proposta neste projeto, pretende abranger toda as variáveis presentes no modelo IS/LM/BP, acrescentando ao </text:span>conceito de Simuladores. <text:span text:style-name="T50">Se tornando assim, uma ferramenta de estudo focado nessa especialidade, utilizando </text:span>cenários fictícios para se obter um melhor aproveito do aprendizado das disciplinas de negócios.</text:p>
      <text:h text:style-name="P28" text:outline-level="1"><text:bookmark-start text:name="__RefHeading___Toc6507_975677452"/>Referencial teórico<text:bookmark-end text:name="__RefHeading___Toc6507_975677452"/></text:h>
      <text:p text:style-name="P13"><text:span text:style-name="T7">De acordo com as refras ABNT é necessário um texto aqui, entre </text:span><text:span text:style-name="T13">um</text:span><text:span text:style-name="T7"> título primário e outro.</text:span></text:p>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oISkEMSctb"/>(LIRA, 2011, p. 58)<text:reference-mark-end text:name="ZOTERO_ITEM CSL_CITATION {&quot;citationID&quot;:&quot;qWHjNB58&quot;,&quot;properties&quot;:{&quot;formattedCitation&quot;:&quot;(LIRA, 2011, p. 58)&quot;,&quot;plainCitation&quot;:&quot;(LIRA, 2011, p. 5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oISkEMSctb"/>.</text:p>
      <text:p text:style-name="Text_20_body"><text:span text:style-name="T38">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WCCnos8jeC"/><text:span text:style-name="T38">(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WCCnos8jeC"/><text:span text:style-name="T38">: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2. Por outro lado, houve durante a primeira metade do século um grande movimento de interesse pelos problemas no ensino que se traduziu em importantes obras, algumas delas na área do Comércio. </text:p>
      <text:p text:style-name="Quotations"><text:soft-page-break/>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tPPidsBSBz"/>(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tPPidsBSBz"/>.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JPfB8hiLPk"/>(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JPfB8hiLPk"/>: </text:p>
      <text:list xml:id="list2272772204" text:style-name="L3">
        <text:list-item>
          <text:p text:style-name="P34">A Aritmética; </text:p>
        </text:list-item>
        <text:list-item>
          <text:p text:style-name="P34">Os Câmbios, Pesos e Medidas; </text:p>
        </text:list-item>
        <text:list-item>
          <text:p text:style-name="P34">Seguros; </text:p>
        </text:list-item>
        <text:list-item>
          <text:p text:style-name="P35">Método de escrever os Livros, ou partidas dobradas<text:note text:id="ftn2" text:note-class="footnote"><text:note-citation>2</text:note-citation><text:note-body><text:p text:style-name="P27"><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11,&quot;uris&quot;:[&quot;http://zotero.org/groups/2517093/items/5UUKPG4P&quot;],&quot;uri&quot;:[&quot;http://zotero.org/groups/2517093/items/5UUKPG4P&quot;],&quot;itemData&quot;:{&quot;id&quot;:11,&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KaxvyM5z50"/><text:span text:style-name="T44">(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11,&quot;uris&quot;:[&quot;http://zotero.org/groups/2517093/items/5UUKPG4P&quot;],&quot;uri&quot;:[&quot;http://zotero.org/groups/2517093/items/5UUKPG4P&quot;],&quot;itemData&quot;:{&quot;id&quot;:11,&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KaxvyM5z50"/>. </text:p></text:note-body></text:note>.</text:p>
        </text:list-item>
      </text:list>
      <text:p text:style-name="Text_20_body">As bases de estudo da contabilidade portuguesa se mantiveram desde a Aula do Comércio, tanto que as partidas dobradas se mantém como um fundamento importante na contabilidade até os dias atuais, segundo <text:span text:style-name="T47">LIRA </text:span><text:reference-mark-start text:name="ZOTERO_ITEM CSL_CITATION {&quot;citationID&quot;:&quot;K21EGPak&quot;,&quot;properties&quot;:{&quot;formattedCitation&quot;:&quot;(2011, p. 68)&quot;,&quot;plainCitation&quot;:&quot;(2011, p. 6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K1g86Ir7gT"/><text:span text:style-name="T47">(2011, p. 68)</text:span><text:reference-mark-end text:name="ZOTERO_ITEM CSL_CITATION {&quot;citationID&quot;:&quot;K21EGPak&quot;,&quot;properties&quot;:{&quot;formattedCitation&quot;:&quot;(2011, p. 68)&quot;,&quot;plainCitation&quot;:&quot;(2011, p. 6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K1g86Ir7gT"/>:</text:p>
      <text:p text:style-name="Quotations"><text:soft-page-break/>“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bnq6nl8BW1"/>(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bnq6nl8BW1"/>: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12,&quot;uris&quot;:[&quot;http://zotero.org/groups/2517093/items/PL55HUPF&quot;],&quot;uri&quot;:[&quot;http://zotero.org/groups/2517093/items/PL55HUPF&quot;],&quot;itemData&quot;:{&quot;id&quot;:12,&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XwrbTWY1Vr"/>(SUTTO, 2019)<text:reference-mark-end text:name="ZOTERO_ITEM CSL_CITATION {&quot;citationID&quot;:&quot;FTMM7yZI&quot;,&quot;properties&quot;:{&quot;formattedCitation&quot;:&quot;(SUTTO, 2019)&quot;,&quot;plainCitation&quot;:&quot;(SUTTO, 2019)&quot;,&quot;noteIndex&quot;:0},&quot;citationItems&quot;:[{&quot;id&quot;:12,&quot;uris&quot;:[&quot;http://zotero.org/groups/2517093/items/PL55HUPF&quot;],&quot;uri&quot;:[&quot;http://zotero.org/groups/2517093/items/PL55HUPF&quot;],&quot;itemData&quot;:{&quot;id&quot;:12,&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XwrbTWY1Vr"/>.</text:p>
      <text:p text:style-name="Text_20_body">A universidade que aparece no topo do ranking é a Universidade da Pensilvânia (Wharton) que possui os departamentos de contabilidade, ciências atuarias, e-commerce, economia, empreendedorismo, ética, finanças, administração geral, administração de serviços de saúde, gestão de recursos humanos, seguros, negócios internacionais, marketing, produção/gestão de operações, políticas <text:soft-page-break/>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13,&quot;uris&quot;:[&quot;http://zotero.org/groups/2517093/items/8UXQS435&quot;],&quot;uri&quot;:[&quot;http://zotero.org/groups/2517093/items/8UXQS435&quot;],&quot;itemData&quot;:{&quot;id&quot;:13,&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dOz9X2jZ8n"/>(U.S NEWS, 2019)<text:reference-mark-end text:name="ZOTERO_ITEM CSL_CITATION {&quot;citationID&quot;:&quot;TplyMPIw&quot;,&quot;properties&quot;:{&quot;formattedCitation&quot;:&quot;(U.S NEWS, 2019)&quot;,&quot;plainCitation&quot;:&quot;(U.S NEWS, 2019)&quot;,&quot;noteIndex&quot;:0},&quot;citationItems&quot;:[{&quot;id&quot;:13,&quot;uris&quot;:[&quot;http://zotero.org/groups/2517093/items/8UXQS435&quot;],&quot;uri&quot;:[&quot;http://zotero.org/groups/2517093/items/8UXQS435&quot;],&quot;itemData&quot;:{&quot;id&quot;:13,&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dOz9X2jZ8n"/>. </text:p>
      <text:p text:style-name="Text_20_body">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14,&quot;uris&quot;:[&quot;http://zotero.org/groups/2517093/items/D7X2BWNJ&quot;],&quot;uri&quot;:[&quot;http://zotero.org/groups/2517093/items/D7X2BWNJ&quot;],&quot;itemData&quot;:{&quot;id&quot;:14,&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jthB1QaWB8"/><text:span text:style-name="T44">(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14,&quot;uris&quot;:[&quot;http://zotero.org/groups/2517093/items/D7X2BWNJ&quot;],&quot;uri&quot;:[&quot;http://zotero.org/groups/2517093/items/D7X2BWNJ&quot;],&quot;itemData&quot;:{&quot;id&quot;:14,&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jthB1QaWB8"/>.</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Text_20_body">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15,&quot;uris&quot;:[&quot;http://zotero.org/groups/2517093/items/PCHEKBG3&quot;],&quot;uri&quot;:[&quot;http://zotero.org/groups/2517093/items/PCHEKBG3&quot;],&quot;itemData&quot;:{&quot;id&quot;:15,&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1AoEf5BDJN"/><text:span text:style-name="T44">(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15,&quot;uris&quot;:[&quot;http://zotero.org/groups/2517093/items/PCHEKBG3&quot;],&quot;uri&quot;:[&quot;http://zotero.org/groups/2517093/items/PCHEKBG3&quot;],&quot;itemData&quot;:{&quot;id&quot;:15,&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1AoEf5BDJN"/>. </text:p>
      <text:p text:style-name="Text_20_body">Por sua vez, as instituições educacionais do setor público tem se preocupado com as necessidades atuais da gestão pública e privada, o IFES Campus Colatina, por exemplo, disponibiliza os cursos de pós-graduação Lato Senso em Gestão Pública e Administração Pública. Apesar de características e objetivos semelhantes, possuem particularidades ... </text:p>
      <text:p text:style-name="Text_20_body"><text:soft-page-break/>Diante da oferta de capacitação para o gestor moderno, como a tecnologia pode contribuir para a percepção de um cenário como um todo? </text:p>
      <text:p text:style-name="Text_20_body">“Nesse contexto de mudanças em que a lógica econômica e utilitarista de curto prazo parece ceder espaço para uma lógica sustentável e de longo prazo <text:span text:style-name="T6">(ALVES, 2001),</text:span> torna-se necessário refletir sobre o processo de formação dos gestores, que irão tomar decisões acerca das respostas adequadas ou inadequadas às demandas do universo corporativo. Em razão disso, observa-se que as escolas de negócio têm estado nos últimos tempos na “mira” dos estudiosos do tema. As críticas referem-se ao pensamento predominantemente cartesiano e unidimensional dos programas de educação gerencial, à apresentação de conteúdos fragmentados, ao fracasso das escolas que formam gestores que depois se envolvem em escândalos corporativos e à visão distorcida do que significa administrar <text:span text:style-name="T6">(CHANLAT, 2000; MINTZBERG, 2006; ALMEIDA, 2008).</text:span>”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sEuGfP4gSC"/>(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sEuGfP4gSC"/><text:span text:style-name="T37">.</text:span></text:p>
      <text:p text:style-name="P18">https://forbes.uol.com.br/negocios/2019/03/descubra-o-que-e-a-educacao-executiva-4-0/ </text:p>
      <text:p text:style-name="P18"/>
      <text:h text:style-name="Heading_20_2" text:outline-level="2"><text:bookmark-start text:name="__RefHeading___Toc6511_975677452"/>A Complexidade na economia<text:bookmark-end text:name="__RefHeading___Toc6511_975677452"/></text:h>
      <text:p text:style-name="Text_20_body">Falar sobre como uma decisão pode levar a várias outras reações inesperadas. </text:p>
      <text:p text:style-name="Text_20_body"/>
      <text:h text:style-name="P30" text:outline-level="2"><text:bookmark-start text:name="__RefHeading___Toc6513_975677452"/>O Conhecimento por Simulação<text:bookmark-end text:name="__RefHeading___Toc6513_975677452"/></text:h>
      <text:p text:style-name="P39"><text:span text:style-name="T57">Esse tópico fala sobre o papel da simulação </text:span><text:span text:style-name="T22">no</text:span><text:span text:style-name="T57"> auxílio do processo de </text:span><text:span text:style-name="T22">ensino</text:span><text:span text:style-name="T57">, tema abrangido pelo presente projeto, </text:span><text:span text:style-name="T22">explicando</text:span><text:span text:style-name="T57"> o </text:span><text:span text:style-name="T22">motivo d</text:span><text:span text:style-name="T57">o </text:span><text:span text:style-name="T22">conceito de simuladores se </text:span><text:span text:style-name="T57">encaixar na solução proposta. O tópico </text:span><text:span text:style-name="T22">p</text:span><text:span text:style-name="T57">ossui três seções, sendo elas: </text:span></text:p>
      <text:list xml:id="list75026911" text:style-name="L4">
        <text:list-item>
          <text:p text:style-name="P38">O que é simulação; </text:p>
        </text:list-item>
        <text:list-item>
          <text:p text:style-name="P38">Simulação no processo de aprendizagem;</text:p>
        </text:list-item>
        <text:list-item>
          <text:p text:style-name="P40"><text:span text:style-name="T22">C</text:span><text:span text:style-name="T57">onclusão.</text:span></text:p>
        </text:list-item>
      </text:list>
      <text:p text:style-name="P37"/>
      <text:h text:style-name="Heading_20_3" text:outline-level="3">O que é simulação</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5U4wlbLzNr"/>(BALADEZ, 2016, p. 29)<text:reference-mark-end text:name="ZOTERO_ITEM CSL_CITATION {&quot;citationID&quot;:&quot;lX9MKiQH&quot;,&quot;properties&quot;:{&quot;formattedCitation&quot;:&quot;(BALADEZ, 2016, p. 29)&quot;,&quot;plainCitation&quot;:&quot;(BALADEZ, 2016, p. 29)&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5U4wlbLzNr"/>. </text:p>
      <text:p text:style-name="P41"><text:span text:style-name="T54">A necessidade d</text:span><text:span text:style-name="T64">e se utilizar a prática de </text:span><text:span text:style-name="T54">simulação é antiga, muito antes de existirem os computadores. </text:span><text:span text:style-name="T25">E</text:span><text:span text:style-name="T55">la tem origem na carência de representações de campo de batalha, onde era aplicado em tabuleiros. É necessário ressaltar, </text:span><text:span text:style-name="T56">porém,</text:span><text:span text:style-name="T55"> que existe uma diferença </text:span><text:span text:style-name="T56">entre </text:span><text:span text:style-name="T55">simulação e <text:s/>representação, </text:span><text:span text:style-name="T56">pois po</text:span><text:span text:style-name="T55">r mais que esses dois concei</text:span><text:span text:style-name="T20">t</text:span><text:span text:style-name="T55">os trabalhem juntos e auxiliam o processo de </text:span><text:span text:style-name="T20">assimilação do conhecimento, </text:span><text:span text:style-name="T21">ambos apresentam conceitos diferentes. A representação é estática, reproduzindo apenas os objetos nos <text:s/>sistemas, já a simulação é dinâmica, nela ocorre processo de movimento e/ou comportamento dos objetos que representam o sistema</text:span><text:span text:style-name="T55"> <text:s/></text:span><text:reference-mark-start text:name="ZOTERO_ITEM CSL_CITATION {&quot;citationID&quot;:&quot;cesXBtt2&quot;,&quot;properties&quot;:{&quot;formattedCitation&quot;:&quot;(BALADEZ, 2016, p. 30)&quot;,&quot;plainCitation&quot;:&quot;(BALADEZ, 2016, p. 30)&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Z8qcQVvAkO"/><text:span text:style-name="T55">(BALADEZ, 2016, p. 30)</text:span><text:reference-mark-end text:name="ZOTERO_ITEM CSL_CITATION {&quot;citationID&quot;:&quot;cesXBtt2&quot;,&quot;properties&quot;:{&quot;formattedCitation&quot;:&quot;(BALADEZ, 2016, p. 30)&quot;,&quot;plainCitation&quot;:&quot;(BALADEZ, 2016, p. 30)&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Z8qcQVvAkO"/><text:span text:style-name="T55">. </text:span><text:span text:style-name="T58">Conclui-se então que a interatividade é o que distingue os dois termos, pois uma vez que </text:span><text:span text:style-name="T23">o termo</text:span><text:span text:style-name="T58"> representação faz uma separação entre o sujeito e os objetos, a simulação é uma junção de ambos.</text:span></text:p>
      <text:p text:style-name="Text_20_body">Para explicar a evolução da simulação, <text:span text:style-name="T65">Baladez </text:span><text:reference-mark-start text:name="ZOTERO_ITEM CSL_CITATION {&quot;citationID&quot;:&quot;KNh2pFNz&quot;,&quot;properties&quot;:{&quot;formattedCitation&quot;:&quot;(2016)&quot;,&quot;plainCitation&quot;:&quot;(2016)&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ugGFE1quzz"/><text:span text:style-name="T65">(2016)</text:span><text:reference-mark-end text:name="ZOTERO_ITEM CSL_CITATION {&quot;citationID&quot;:&quot;KNh2pFNz&quot;,&quot;properties&quot;:{&quot;formattedCitation&quot;:&quot;(2016)&quot;,&quot;plainCitation&quot;:&quot;(2016)&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ugGFE1quzz"/> <text:span text:style-name="T65">utiliza </text:span><text:span text:style-name="T26">um dos jogos mais conhecidos da antiguidade, que até nos dias atuais se faz presente</text:span><text:span text:style-name="T65"> como </text:span><text:span text:style-name="T26">um tipo</text:span><text:span text:style-name="T65">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66">O tabuleiro representava o campo de batalha e as peças, as forças bélicas envolvidas em uma batalha.</text:span></text:p>
      <text:p text:style-name="Text_20_body"><text:span text:style-name="T27">A evolução da simulação é fortemente ligada à história militar, </text:span><text:span text:style-name="T28">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z3R1k6T0tq"/><text:span text:style-name="T28">(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z3R1k6T0tq"/><text:span text:style-name="T28"> </text:span><text:span text:style-name="T29">dizem que no século XVII surgiu um moderno jogo de guerra, inicialmente, apresentando características do xadrez, porém este </text:span><text:soft-page-break/><text:span text:style-name="T29">adicionava elementos de paisagem e outras características avançadas, aumentando o detalhamento e ampliando as possibilidades. </text:span></text:p>
      <text:p text:style-name="P46"><text:span text:style-name="T8">Foi visto na simulação então, uma maneira de testar teorias e reações simples. Os oficiais estudavam estratégias, faziam experimentos sem envolver nenhuma vida, sem perder qualquer parte das tropas. Na primeira guerra mundial, </text:span><text:span text:style-name="T30">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30">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28">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29,&quot;uris&quot;:[&quot;http://zotero.org/groups/2517093/items/FRGLABJN&quot;],&quot;uri&quot;:[&quot;http://zotero.org/groups/2517093/items/FRGLABJN&quot;],&quot;itemData&quot;:{&quot;id&quot;:29,&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Czb1PUvwGa"/><text:span text:style-name="T28">(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29,&quot;uris&quot;:[&quot;http://zotero.org/groups/2517093/items/FRGLABJN&quot;],&quot;uri&quot;:[&quot;http://zotero.org/groups/2517093/items/FRGLABJN&quot;],&quot;itemData&quot;:{&quot;id&quot;:29,&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Czb1PUvwGa"/><text:span text:style-name="T30">.</text:span></text:p>
      <text:p text:style-name="P45"><text:span text:style-name="T60">Uma </text:span><text:span text:style-name="T24">resumo</text:span><text:span text:style-name="T60"> do conceito de simulação é abordado por </text:span><text:span text:style-name="T61">Filho e Scarpelini </text:span><text:reference-mark-start text:name="ZOTERO_ITEM CSL_CITATION {&quot;citationID&quot;:&quot;GuOzxjh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dL1JEZZyz2"/><text:span text:style-name="T61">(2007, p. 162)</text:span><text:reference-mark-end text:name="ZOTERO_ITEM CSL_CITATION {&quot;citationID&quot;:&quot;GuOzxjh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dL1JEZZyz2"/><text:span text:style-name="T61">:</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63">Ou ainda Filho e Scarpelini </text:span><text:reference-mark-start text:name="ZOTERO_ITEM CSL_CITATION {&quot;citationID&quot;:&quot;6vYbSVc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NN3w1Ib2Fq"/><text:span text:style-name="T63">(2007, p. 162)</text:span><text:reference-mark-end text:name="ZOTERO_ITEM CSL_CITATION {&quot;citationID&quot;:&quot;6vYbSVc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NN3w1Ib2Fq"/><text:span text:style-name="T63"> simplificam a definição como: “técnica que se utiliza um simulador, considerando-se simulador como objeto ou representação parcial ou total de uma tarefa a ser replicada”. </text:span><text:span text:style-name="T67">O simulador citado na definição, pode adquirir divers</text:span><text:span text:style-name="T31">as formas</text:span><text:span text:style-name="T67">, isso dependerá da tarefa executada, </text:span><text:span text:style-name="T68">porém <text:s/>com o avanço quase exponencial da tecnologia, citado anteriormente, os computadores se tornaram a opção mais </text:span><text:span text:style-name="T32">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PvKuUFISfR"/><text:span text:style-name="T32">(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PvKuUFISfR"/><text:span text:style-name="T32">. </text:span><text:span text:style-name="T33">Assim os computadores proporcionam a integração de diversas combinações de recursos para a simulação de tarefas complexas.</text:span></text:p>
      <text:p text:style-name="P43"><text:soft-page-break/></text:p>
      <text:p text:style-name="P36"/>
      <text:h text:style-name="Heading_20_3" text:outline-level="3">Simulação n<text:span text:style-name="T62">o</text:span> processo de aprendizagem</text:h>
      <text:p text:style-name="P47"><text:span text:style-name="T34">Para <text:s/>o </text:span>conhecimento <text:span text:style-name="T69">ser processado de forma mais completa, </text:span>muitas vezes é <text:span text:style-name="T69">necessário </text:span><text:span text:style-name="T34">haver um </text:span>contato com <text:span text:style-name="T69">o </text:span>que teoria <text:span text:style-name="T69">explica</text:span>, e é <text:span text:style-name="T69">feito </text:span>através d<text:span text:style-name="T34">a prática</text:span>. Nada <text:span text:style-name="T69">melhor que uma </text:span><text:span text:style-name="T34">forma de </text:span>solidificar um conhecimento <text:span text:style-name="T69">adquirido,</text:span> <text:span text:style-name="T34">testando-o e</text:span> observ<text:span text:style-name="T34">ando aquilo as reações </text:span>diante de nossos olhos. </text:p>
      <text:p text:style-name="Text_20_body">A Física <text:span text:style-name="T34">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DeW3rV7bb6"/>(BALADEZ, 2016, p. 31)<text:reference-mark-end text:name="ZOTERO_ITEM CSL_CITATION {&quot;citationID&quot;:&quot;y7RAahLk&quot;,&quot;properties&quot;:{&quot;formattedCitation&quot;:&quot;(BALADEZ, 2016, p. 31)&quot;,&quot;plainCitation&quot;:&quot;(BALADEZ, 2016, p. 31)&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DeW3rV7bb6"/>.</text:p>
      <text:p text:style-name="P44"><text:span text:style-name="T17">O processo cognitivo</text:span> <text:span text:style-name="T18">pode se mostrar, as vezes, difícil e lento</text:span>. <text:span text:style-name="T18">Portanto é necessário ferramentas e métodos para tornar esse processo mais simples </text:span>e <text:span text:style-name="T18">descomplicado </text:span><text:span text:style-name="T19">e ao mesmo tempo</text:span><text:span text:style-name="T18">, torná-lo </text:span>produtivo <text:span text:style-name="T53">e eficiente. Essa é algumas das </text:span><text:span text:style-name="T19">vantagens que </text:span><text:span text:style-name="T45">Goldschmidt </text:span><text:reference-mark-start text:name="ZOTERO_ITEM CSL_CITATION {&quot;citationID&quot;:&quot;JMTx9Q9i&quot;,&quot;properties&quot;:{&quot;formattedCitation&quot;:&quot;(1977, p. 2)&quot;,&quot;plainCitation&quot;:&quot;(1977, p. 2)&quot;,&quot;noteIndex&quot;:0},&quot;citationItems&quot;:[{&quot;id&quot;:25,&quot;uris&quot;:[&quot;http://zotero.org/groups/2517093/items/RN2HDKKU&quot;],&quot;uri&quot;:[&quot;http://zotero.org/groups/2517093/items/RN2HDKKU&quot;],&quot;itemData&quot;:{&quot;id&quot;:25,&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y35nxqd3nO"/><text:span text:style-name="T45">(1977, p. 2)</text:span><text:reference-mark-end text:name="ZOTERO_ITEM CSL_CITATION {&quot;citationID&quot;:&quot;JMTx9Q9i&quot;,&quot;properties&quot;:{&quot;formattedCitation&quot;:&quot;(1977, p. 2)&quot;,&quot;plainCitation&quot;:&quot;(1977, p. 2)&quot;,&quot;noteIndex&quot;:0},&quot;citationItems&quot;:[{&quot;id&quot;:25,&quot;uris&quot;:[&quot;http://zotero.org/groups/2517093/items/RN2HDKKU&quot;],&quot;uri&quot;:[&quot;http://zotero.org/groups/2517093/items/RN2HDKKU&quot;],&quot;itemData&quot;:{&quot;id&quot;:25,&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y35nxqd3nO"/><text:span text:style-name="T45"> descreve </text:span><text:span text:style-name="T46">em</text:span><text:span text:style-name="T45"> suas experiências</text:span><text:span text:style-name="T53"> </text:span><text:span text:style-name="T19">utilizando jogos e </text:span><text:span text:style-name="T53">simulações no processo de ensino.</text:span></text:p>
      <text:p text:style-name="P44"/>
      <text:p text:style-name="P50"/>
      <text:h text:style-name="Heading_20_3" text:outline-level="3">Conclusão</text:h>
      <text:p text:style-name="P50"/>
      <text:p text:style-name="Text_20_body"/>
      <text:h text:style-name="Heading_20_2" text:outline-level="2"><text:bookmark-start text:name="__RefHeading___Toc6515_975677452"/>Os Jogos de Economia <text:bookmark-end text:name="__RefHeading___Toc6515_975677452"/></text:h>
      <text:p text:style-name="P42"><text:span text:style-name="T58">Accioly </text:span><text:reference-mark-start text:name="ZOTERO_ITEM CSL_CITATION {&quot;citationID&quot;:&quot;kWb7VIeR&quot;,&quot;properties&quot;:{&quot;formattedCitation&quot;:&quot;(2006)&quot;,&quot;plainCitation&quot;:&quot;(2006)&quot;,&quot;noteIndex&quot;:0},&quot;citationItems&quot;:[{&quot;id&quot;:27,&quot;uris&quot;:[&quot;http://zotero.org/groups/2517093/items/F7HZYBSW&quot;],&quot;uri&quot;:[&quot;http://zotero.org/groups/2517093/items/F7HZYBSW&quot;],&quot;itemData&quot;:{&quot;id&quot;:27,&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bBsCNx2AHB"/><text:span text:style-name="T58">(2006)</text:span><text:reference-mark-end text:name="ZOTERO_ITEM CSL_CITATION {&quot;citationID&quot;:&quot;kWb7VIeR&quot;,&quot;properties&quot;:{&quot;formattedCitation&quot;:&quot;(2006)&quot;,&quot;plainCitation&quot;:&quot;(2006)&quot;,&quot;noteIndex&quot;:0},&quot;citationItems&quot;:[{&quot;id&quot;:27,&quot;uris&quot;:[&quot;http://zotero.org/groups/2517093/items/F7HZYBSW&quot;],&quot;uri&quot;:[&quot;http://zotero.org/groups/2517093/items/F7HZYBSW&quot;],&quot;itemData&quot;:{&quot;id&quot;:27,&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bBsCNx2AHB"/> <text:span text:style-name="T59">cita a frase “Aprendizado e jogo, conhecimento de entretenimento” se referindo a simulação computacional, que se utiliza do jogo para ensinar e do entretenimento para desenvolver o conhecimento. </text:span></text:p>
      <text:h text:style-name="P28" text:outline-level="1"><text:bookmark-start text:name="__RefHeading___Toc6517_975677452"/>Diagnóstico<text:bookmark-end text:name="__RefHeading___Toc6517_975677452"/></text:h>
      <text:h text:style-name="Heading_20_2" text:outline-level="2"><text:bookmark-start text:name="__RefHeading___Toc6519_975677452"/>Contextualização do problema <text:bookmark-end text:name="__RefHeading___Toc6519_975677452"/></text:h>
      <text:p text:style-name="P21">/* (rafael) Eu achei melhor colocar aqui essa parte, porquê acredito que explicar a teoria da complexidade aqui, seria de melhor proveito */</text:p>
      <text:p text:style-name="P19"><text:span text:style-name="T4">Com relação a análises econômicas é válido destacar que, em geral, possuem tal grau de complexidade que ao conjecturarmos a relação entre as variáveis envolvidas no processo de formação de preços, por exemplo, necessitamos da utilização do termo Ceteris Paribus, que significa “todas as demais coisas permanecem constantes”. Essa condição é utilizada na economia quando há necessidade do isolamento de dois fatores para fazer uma análise de influência de um sobre o outro, sem que haja alteração nas demais variáveis envolvidas </text:span><text:span text:style-name="T5">(Schlicht, 1985).</text:span></text:p>
      <text:p text:style-name="P19">Entre outras utilizações, Ceteris Paribus é apenas um dos exemplos que apontam que a economia se distanciou da aplicação prática, tornando-se mais próximo de um instrumento de estudo dela mesma. <text:span text:style-name="T6">Ormerod (1996),</text:span> em suas críticas aos métodos utilizados para análise econômica ele observa que o número de pessoas, quer enquanto indivíduos, quer enquanto empresas, negociando nessa economia teórica, não é apenas grande, mas quase infinito. O que torna inviável a aplicação de conceitos sem considerar a economia como um sistema complexo <text:span text:style-name="T6">(Seret ta, 1997)</text:span>. </text:p>
      <text:p text:style-name="P20">Butterfly Economics (preciso ler ele) (1999) </text:p>
      <text:p text:style-name="P19"><text:span text:style-name="T6">A economia possui todos os requisitos que a caracterizam como um sistema complexo....</text:span> </text:p>
      <text:p text:style-name="P19">O pensamento complexo observa o sistema como um todo indissociável, onde <text:span text:style-name="T3">“o todo pertence as partes e as partes pertencem ao todo”</text:span>. A proposta complexa é uma abordagem multidisciplinar e multirreferenciada para a construção do conhecimento, pois aborda fenômenos de totalidade orgânica, onde há caos, incerteza e ambiguidade. <text:span text:style-name="T6">(Morin, 1991) </text:span></text:p>
      <text:p text:style-name="P19">Dessa forma, a abordagem de aprendizado omitindo ou desconsiderando variáveis que podem influenciar a interação entre as que se deseja analisar relações, faz oposição a visão do todo e não trata a economia como um sistema complexo. </text:p>
      <text:p text:style-name="Text_20_body"/>
      <text:h text:style-name="Heading_20_2" text:outline-level="2"><text:bookmark-start text:name="__RefHeading___Toc6521_975677452"/><text:soft-page-break/>Diagnóstico/pesquisa <text:bookmark-end text:name="__RefHeading___Toc6521_975677452"/></text:h>
      <text:p text:style-name="Text_20_body"/>
      <text:h text:style-name="Heading_20_2" text:outline-level="2"><text:bookmark-start text:name="__RefHeading___Toc6523_975677452"/>Análise dos dados e informações obtidas <text:bookmark-end text:name="__RefHeading___Toc6523_975677452"/></text:h>
      <text:p text:style-name="Text_20_body"/>
      <text:h text:style-name="Heading_20_2" text:outline-level="2"><text:bookmark-start text:name="__RefHeading___Toc6525_975677452"/>Sumarização do diagnóstic<text:span text:style-name="T43">o</text:span><text:bookmark-end text:name="__RefHeading___Toc6525_975677452"/></text:h>
      <text:h text:style-name="P28" text:outline-level="1"><text:bookmark-start text:name="__RefHeading___Toc6527_975677452"/>Proposta<text:bookmark-end text:name="__RefHeading___Toc6527_975677452"/></text:h>
      <text:p text:style-name="P14">Criação do jogo</text:p>
      <text:h text:style-name="Heading_20_2" text:outline-level="2"><text:bookmark-start text:name="__RefHeading___Toc6529_975677452"/>E-Conomy Simulator <text:bookmark-end text:name="__RefHeading___Toc6529_975677452"/></text:h>
      <text:p text:style-name="P14">Descrever a criação do jogo E-Conomy Simulator, bem como diagrama de classes e documentação (usar uma forma atualizada dessa documentação online). </text:p>
      <text:p text:style-name="P14"/>
      <text:h text:style-name="Heading_20_2" text:outline-level="2"><text:bookmark-start text:name="__RefHeading___Toc6531_975677452"/>Aplicação <text:bookmark-end text:name="__RefHeading___Toc6531_975677452"/></text:h>
      <text:p text:style-name="P14">Descrever o modelo de avaliação de aprendizagem Kirkpatrick. </text:p>
      <text:p text:style-name="P14"/>
      <text:h text:style-name="Heading_20_2" text:outline-level="2"><text:bookmark-start text:name="__RefHeading___Toc6533_975677452"/>Resultados <text:bookmark-end text:name="__RefHeading___Toc6533_975677452"/></text:h>
      <text:p text:style-name="P14">Avaliação de resultados de acordo com o modelo Kirkpatrick. </text:p>
      <text:h text:style-name="P28"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 </text:p>
      <text:h text:style-name="P28"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rW3fIs14Ma">
        <text:p text:style-name="Bibliography_20_1">ACCIOLY, M. I. Táticas da cognição: a simulação e o efeito de real. <text:span text:style-name="T35">Ciências &amp;amp; Cognição</text:span>, v. 9, p. 56–63, nov. 2006. </text:p>
        <text:p text:style-name="Bibliography_20_1">BALADEZ, F. O passado, o presente e o futuro dos simuladores. <text:span text:style-name="T35">FaSCi-Tech</text:span>, v. 1, n. 1, p. 29–40, 19 ago. 2016. </text:p>
        <text:p text:style-name="Bibliography_20_1">DORNBUSCH, R.; FISCHER, S.; STARTZ, R. <text:span text:style-name="T35">Macroeconomia</text:span>. 11. ed. Porto Alegre: AMGH Editora Ltda, 2013. </text:p>
        <text:p text:style-name="Bibliography_20_1">ÉPOCA NEGÓCIOS. <text:span text:style-name="T35">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LHO, A. P.; SCARPELINI, S. SIMULAÇÃO: DEFINIÇÃO. <text:span text:style-name="T35">Medicina (Ribeirão Preto)</text:span>, v. 40, n. 2, p. 162–166, 30 jun. 2007. </text:p>
        <text:p text:style-name="Bibliography_20_1">FILHO, P. A. M.; PESSÔA, M. S. DE P. <text:span text:style-name="T35">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35">Gestão Pública | FDC | Fundação Dom Cabral</text:span>. Disponível em: &lt;https://www.fdc.org.br/gestao-publica&gt;. Acesso em: 9 jun. 2020. </text:p>
        <text:p text:style-name="Bibliography_20_1">GOLDSCHMIDT, P. C. Simulação e jogo de empresas. <text:span text:style-name="T35">Revista de Administração de Empresas</text:span>, v. 17, n. 3, p. 43–46, jun. 1977. </text:p>
        <text:p text:style-name="Bibliography_20_1">LEVY, P. <text:span text:style-name="T35">As tecnologias da inteligência: o futuro do pensamento na era informática</text:span>. 13. ed. [s.l.] Editora 34, 2004. </text:p>
        <text:p text:style-name="Bibliography_20_1">LIRA, M. C. O ensino da Contabilidade em Portugal no século XVIII:a Aula do Comércio. <text:span text:style-name="T35">Revista de Educação e Pesquisa em Contabilidade (REPeC)</text:span>, v. 5, n. 1, p. 50–72, 27 abr. 2011. </text:p>
        <text:p text:style-name="Bibliography_20_1">MAJER, C. A.; DUDUCHI, M. Uso de simuladores de jogos empresariais na educação corporativa e acadêmica. <text:span text:style-name="T35">Uso de simuladores de jogos empresariais na educação corporativa e acadêmica.</text:span>, WORKSHOP DE PÓS-GRADUAÇÃO E PESQUISA DO CENTRO PAULA SOUZA. n. 10, p. 32–39, 6 out. 2015. </text:p>
        <text:p text:style-name="Bibliography_20_1">RODRIGUES, L. L.; GOMES, D.; CRAIG, R. Aula do Comércio: Primeiro estabelecimento de ensino técnico profissional oficialmente criado no Mundo? <text:span text:style-name="T35">Aula do Comércio: Primeiro estabelecimento de ensino técnico profissional oficialmente criado no Mundo?</text:span>, v. 34, p. 46–54, 1 jan. 2003. </text:p>
        <text:p text:style-name="Bibliography_20_1">SAUAIA, A. C. A. <text:span text:style-name="T35">Laboratório de gestão: Simulador organizacional, jogo de empresas e pesquisa aplicada</text:span>. 3. ed. [s.l.] Editora Manole, 2010. </text:p>
        <text:p text:style-name="Bibliography_20_1"><text:soft-page-break/>SCHITCOSKI, R. <text:span text:style-name="T35">Uma arquitetura modular para sistemas de treinamento militar em operações táticas</text:span>. Dissertação de mestrado—Rio de Janeiro: Instituto Militar de Engenharia, 2009.</text:p>
        <text:p text:style-name="Bibliography_20_1">SUTTO, G. <text:span text:style-name="T35">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35">The Best MBA Programs in America, Ranked</text:span>. Disponível em: &lt;https://www.usnews.com/best-graduate-schools/top-business-schools/mba-rankings&gt;. Acesso em: 9 jun. 2020. </text:p>
        <text:p text:style-name="Bibliography_20_1">VASCONCELOS, K. C. DE A.; JUNIOR, A. DA S.; SILVA, P. DE O. M. Educação Gerencial para Atuação em Ambientes de Negócios Sustentáveis: Desafios e Tendências de uma Escola de Negócios Brasileira. <text:span text:style-name="T35">Educação Gerencial para Atuação em Ambientes de Negócios Sustentáveis: Desafios e Tendências de uma Escola de Negócios Brasileira</text:span>, v. 14, n. 4, p. 45–75, ago. 2013. </text:p>
        <text:p text:style-name="Bibliography_20_1">VIRTUOUS TECNOLOGIA DA INFORMAÇÃO. <text:span text:style-name="T35">Métodos de Escrituração - Partidas Simples e Partidas Dobradas - Só Contabilidade</text:span>. Empresa. Disponível em: &lt;https://www.socontabilidade.com.br/conteudo/metodos.php&gt;. Acesso em: 9 jun. 2020. </text:p>
      </text:section>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Arial3" svg:font-family="Arial, Helvetica, sans-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1"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line-height="150%" fo:text-align="start" style:justify-single-word="false" style:page-number="auto" text:number-lines="true" text:line-number="0">
        <style:tab-stops/>
      </style:paragraph-properties>
      <style:text-properties fo:text-transform="uppercase" style:font-name="Arial2"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fo:line-height="150%" fo:text-align="start" style:justify-single-word="false" style:page-number="auto"/>
      <style:text-properties fo:text-transform="uppercase" style:font-name="Arial2"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fo:line-height="150%" fo:text-align="start" style:justify-single-word="false" style:page-number="auto"/>
      <style:text-properties style:font-name="Arial2"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loext: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loext:contextual-spacing="false" fo:line-height="150%" fo:text-align="start" style:justify-single-word="false" style:page-number="auto"/>
      <style:text-properties style:font-name="Arial1"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loext: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07T09:52:58.808380193</meta:creation-date>
    <dc:date>2020-06-10T21:13:35.005878064</dc:date>
    <meta:editing-duration>PT1H42M34S</meta:editing-duration>
    <meta:editing-cycles>13</meta:editing-cycles>
    <meta:generator>LibreOffice/6.4.4.2$Linux_X86_64 LibreOffice_project/706abf8817d63c225da2eaeb9c9523a7d4d3595c</meta:generator>
    <meta:document-statistic meta:table-count="0" meta:image-count="0" meta:object-count="0" meta:page-count="24" meta:paragraph-count="206" meta:word-count="5261" meta:character-count="34814" meta:non-whitespace-character-count="29655"/>
    <meta:user-defined meta:name="ZOTERO_PREF_1">&lt;data data-version="3" zotero-version="5.0.87"&gt;&lt;session id="FrVfMGAL"/&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